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10d6" officeooo:paragraph-rsid="001a10d6"/>
    </style:style>
    <style:style style:name="P2" style:family="paragraph" style:parent-style-name="Standard">
      <style:text-properties officeooo:rsid="001c079b" officeooo:paragraph-rsid="001c079b"/>
    </style:style>
    <style:style style:name="P3" style:family="paragraph" style:parent-style-name="Standard">
      <style:text-properties fo:language="en" fo:country="US" officeooo:rsid="001c079b" officeooo:paragraph-rsid="001c079b"/>
    </style:style>
    <style:style style:name="P4" style:family="paragraph" style:parent-style-name="Standard">
      <style:text-properties fo:language="el" fo:country="GR" officeooo:rsid="001c079b" officeooo:paragraph-rsid="001c079b"/>
    </style:style>
    <style:style style:name="P5" style:family="paragraph" style:parent-style-name="Standard">
      <style:text-properties fo:language="el" fo:country="GR" officeooo:rsid="001cceaf" officeooo:paragraph-rsid="001cceaf"/>
    </style:style>
    <style:style style:name="P6" style:family="paragraph" style:parent-style-name="Standard">
      <style:text-properties fo:language="el" fo:country="GR" officeooo:rsid="001e286a" officeooo:paragraph-rsid="001e286a"/>
    </style:style>
    <style:style style:name="P7" style:family="paragraph" style:parent-style-name="Standard">
      <style:text-properties fo:language="el" fo:country="GR" officeooo:rsid="00275a95" officeooo:paragraph-rsid="00275a95"/>
    </style:style>
    <style:style style:name="P8" style:family="paragraph" style:parent-style-name="Standard">
      <style:text-properties fo:language="el" fo:country="GR" officeooo:rsid="002a7cda" officeooo:paragraph-rsid="002a7cda"/>
    </style:style>
    <style:style style:name="P9" style:family="paragraph" style:parent-style-name="Standard">
      <style:text-properties officeooo:rsid="0020a589" officeooo:paragraph-rsid="0020a589"/>
    </style:style>
    <style:style style:name="P10" style:family="paragraph" style:parent-style-name="Standard">
      <style:text-properties officeooo:paragraph-rsid="0025ed40"/>
    </style:style>
    <style:style style:name="P11" style:family="paragraph" style:parent-style-name="Standard" style:list-style-name="L3">
      <style:text-properties officeooo:paragraph-rsid="0025ed40"/>
    </style:style>
    <style:style style:name="P12" style:family="paragraph" style:parent-style-name="Standard" style:list-style-name="L4">
      <style:text-properties officeooo:paragraph-rsid="0025ed40"/>
    </style:style>
    <style:style style:name="T1" style:family="text">
      <style:text-properties officeooo:rsid="001a10d6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eddf4"/>
    </style:style>
    <style:style style:name="T4" style:family="text">
      <style:text-properties fo:language="el" fo:country="GR"/>
    </style:style>
    <style:style style:name="T5" style:family="text">
      <style:text-properties fo:language="el" fo:country="GR" officeooo:rsid="0020a589"/>
    </style:style>
    <style:style style:name="T6" style:family="text">
      <style:text-properties fo:language="el" fo:country="GR" officeooo:rsid="001eddf4"/>
    </style:style>
    <style:style style:name="T7" style:family="text">
      <style:text-properties officeooo:rsid="001c079b"/>
    </style:style>
    <style:style style:name="T8" style:family="text">
      <style:text-properties officeooo:rsid="001eddf4"/>
    </style:style>
    <style:style style:name="T9" style:family="text">
      <style:text-properties officeooo:rsid="00234d32"/>
    </style:style>
    <style:style style:name="T10" style:family="text">
      <style:text-properties officeooo:rsid="00278e13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Σύντομη περιγραφή λειτουργίας:</text:span></text:p>
      <text:p text:style-name="P10"/>
      <text:list xml:id="list399234670" text:style-name="L3">
        <text:list-item>
          <text:p text:style-name="P11"><text:span text:style-name="T7">Πράγματα που έκανα:</text:span></text:p>
        </text:list-item>
      </text:list>
      <text:p text:style-name="P2"/>
      <text:p text:style-name="P4"><text:span text:style-name="T9">Έ</text:span>χω δημιουργήσει 2 αρχεία.</text:p>
      <text:p text:style-name="P3">Login <text:span text:style-name="T4">και </text:span>Main-Page</text:p>
      <text:p text:style-name="P3"/>
      <text:p text:style-name="P4">Η σελίδα <text:span text:style-name="T2">login </text:span>λειτουργεί με <text:span text:style-name="T2">sessions </text:span>και <text:span text:style-name="T2">hashed usernames </text:span>και <text:span text:style-name="T2">passwords.</text:span></text:p>
      <text:p text:style-name="P4">Λειτουργεί όπως πρέπει και γίνεται <text:span text:style-name="T2">redirection </text:span>σε αυτήν άμα δεν είναι <text:span text:style-name="T2">valid </text:span>ο χρήστης που προσπαθεί να αποκτήσει πρόσβαση ή αν πατηθεί αποσύνδεση στην επόμενη σελίδα (δική μου λειτουργία)</text:p>
      <text:p text:style-name="P4">Το ‘πίσω΄ επίσης δεν δουλεύει αν έχει γίνει αποσύνδεση.</text:p>
      <text:p text:style-name="P4"/>
      <text:p text:style-name="P5">Η σελίδα <text:span text:style-name="T2">Main-Page </text:span>κάνει όλα όσα ανέλαβα (<text:span text:style-name="T2">user input validation,create-delete ad) </text:span>και όλα μπορεί να τα κάνει ο χρήστης μόνο αν τα έχει δημιουργήσει εκείνος.</text:p>
      <text:p text:style-name="P5">(η κάθε αγγελία έχει ένα πεδίο που λέγεται <text:span text:style-name="T2">owner)</text:span></text:p>
      <text:p text:style-name="P5"><text:span text:style-name="T2"/></text:p>
      <text:p text:style-name="P6"><text:span text:style-name="T8">έ</text:span>χω ακολουθήσει <text:span text:style-name="T2">Object Oriented </text:span>προσέγγιση, <text:span text:style-name="T2">Single Responsibility Principle, </text:span>διαχωρισμός <text:span text:style-name="T2">views </text:span>με λογική στο μεγαλύτερο μέρος του για <text:span text:style-name="T2">loosely coupled functionality.</text:span></text:p>
      <text:p text:style-name="P6"><text:span text:style-name="T2"/></text:p>
      <text:p text:style-name="P10"><text:span text:style-name="T6">Έχω δημιουργήσει και μοντέλο με τα </text:span><text:span text:style-name="T3">attributes </text:span><text:span text:style-name="T6">της αγγελίας με </text:span><text:span text:style-name="T3">getters </text:span><text:span text:style-name="T6">και </text:span><text:span text:style-name="T3">setters.</text:span></text:p>
      <text:p text:style-name="P10"><text:span text:style-name="T3"><text:s text:c="50"/></text:span></text:p>
      <text:p text:style-name="P7">Έχω δουλέψει με <text:span text:style-name="T2">json </text:span>αρχείο για το <text:span text:style-name="T2">read/write </text:span>των δεδομένων (αγγελιώ<text:span text:style-name="T10">ν</text:span>).</text:p>
      <text:p text:style-name="P10"><text:span text:style-name="T3"><text:s text:c="50"/></text:span></text:p>
      <text:p text:style-name="P8">Έχω μεταφέρει το <text:span text:style-name="T2">header </text:span>και <text:span text:style-name="T2">footer </text:span>σε ξεχωριστά αρχεία.</text:p>
      <text:p text:style-name="P8"/>
      <text:p text:style-name="P8">Έχω μεταφέρει τις συναρτήσεις σε ξεχωριστό αρχείο.</text:p>
      <text:p text:style-name="P8"><text:s text:c="33"/></text:p>
      <text:p text:style-name="P8"/>
      <text:p text:style-name="P8"/>
      <text:list xml:id="list3607829838" text:style-name="L4">
        <text:list-item>
          <text:p text:style-name="P12"><text:span text:style-name="T1">Πράγματα που δεν έκανα.</text:span></text:p>
        </text:list-item>
      </text:list>
      <text:p text:style-name="P1">1) έχω γράψει στο <text:span text:style-name="T2">CRUD.php</text:span><text:span text:style-name="T4"> </text:span><text:span text:style-name="T2">insert </text:span><text:span text:style-name="T4">σε βάση με </text:span><text:span text:style-name="T2">prepared statements </text:span><text:span text:style-name="T4">μόνο για το </text:span><text:span text:style-name="T2">create </text:span><text:span text:style-name="T4">και όχι για τα υπόλοιπα </text:span><text:span text:style-name="T5">(</text:span><text:span text:style-name="T4">λόγω χρόνου</text:span><text:span text:style-name="T5">)</text:span><text:span text:style-name="T4">.</text:span></text:p>
      <text:p text:style-name="P9"><text:span text:style-name="T4">2) δεν έκανα </text:span><text:span text:style-name="T2">AJAX reload.</text:span></text:p>
      <text:p text:style-name="P9"><text:span text:style-name="T2">3) </text:span><text:span text:style-name="T4">δεν πρόσθεσα τις γραμμές στο τελικό προϊόν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l" fo:country="G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30T23:37:06.461000000</dc:date>
    <meta:editing-duration>PT14M14S</meta:editing-duration>
    <meta:editing-cycles>18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21" meta:word-count="197" meta:character-count="1387" meta:non-whitespace-character-count="1077"/>
  </office:meta>
</office:document-meta>
</file>